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2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" style:family="paragraph" style:parent-style-name="Text_20_body">
      <style:text-properties officeooo:paragraph-rsid="002761fa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5" style:family="paragraph" style:parent-style-name="Caption">
      <style:text-properties officeooo:rsid="01326f4f" officeooo:paragraph-rsid="01326f4f"/>
    </style:style>
    <style:style style:name="P6" style:family="paragraph" style:parent-style-name="Text_20_body">
      <style:paragraph-properties text:number-lines="false" text:line-number="0"/>
      <style:text-properties officeooo:rsid="01326f4f" officeooo:paragraph-rsid="01326f4f"/>
    </style:style>
    <style:style style:name="P7" style:family="paragraph" style:parent-style-name="Caption">
      <style:text-properties fo:language="ru" fo:country="RU" officeooo:rsid="0132e415" officeooo:paragraph-rsid="0132e415"/>
    </style:style>
    <style:style style:name="P8" style:family="paragraph" style:parent-style-name="Text_20_body">
      <style:paragraph-properties text:number-lines="false" text:line-number="0"/>
      <style:text-properties fo:language="ru" fo:country="RU" officeooo:rsid="01326f4f" officeooo:paragraph-rsid="01326f4f"/>
    </style:style>
    <style:style style:name="P9" style:family="paragraph" style:parent-style-name="Text_20_body">
      <style:paragraph-properties text:number-lines="false" text:line-number="0"/>
      <style:text-properties fo:language="ru" fo:country="RU" officeooo:rsid="0133ed93" officeooo:paragraph-rsid="0133ed93"/>
    </style:style>
    <style:style style:name="P10" style:family="paragraph" style:parent-style-name="Caption">
      <style:text-properties officeooo:rsid="01358a0e" officeooo:paragraph-rsid="01358a0e"/>
    </style:style>
    <style:style style:name="P1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fo:font-size="32pt" fo:font-weight="bold" officeooo:rsid="01288294" officeooo:paragraph-rsid="01288294" style:font-size-asian="32pt" style:font-weight-asian="bold" style:font-size-complex="32pt" style:font-weight-complex="bold"/>
    </style:style>
    <style:style style:name="P14" style:family="paragraph" style:parent-style-name="Text_20_body">
      <style:text-properties officeooo:rsid="00fe1685" officeooo:paragraph-rsid="007a79e8"/>
    </style:style>
    <style:style style:name="P15" style:family="paragraph" style:parent-style-name="Text_20_body">
      <style:text-properties officeooo:rsid="003b337c" officeooo:paragraph-rsid="003f47fd"/>
    </style:style>
    <style:style style:name="P16" style:family="paragraph" style:parent-style-name="Text_20_body">
      <style:paragraph-properties text:number-lines="false" text:line-number="0"/>
      <style:text-properties officeooo:rsid="01322b61" officeooo:paragraph-rsid="01322b61"/>
    </style:style>
    <style:style style:name="P17" style:family="paragraph" style:parent-style-name="Text_20_body">
      <style:paragraph-properties fo:text-align="center" style:justify-single-word="false" text:number-lines="false" text:line-number="0"/>
      <style:text-properties officeooo:rsid="01322b61" officeooo:paragraph-rsid="01322b61"/>
    </style:style>
    <style:style style:name="P18" style:family="paragraph" style:parent-style-name="Text_20_body">
      <style:paragraph-properties text:number-lines="false" text:line-number="0"/>
      <style:text-properties officeooo:rsid="0132e415" officeooo:paragraph-rsid="0132e415"/>
    </style:style>
    <style:style style:name="P19" style:family="paragraph" style:parent-style-name="Text_20_body">
      <style:text-properties officeooo:rsid="0132e415" officeooo:paragraph-rsid="0132e415"/>
    </style:style>
    <style:style style:name="P20" style:family="paragraph" style:parent-style-name="Text_20_body">
      <style:paragraph-properties fo:text-align="center" style:justify-single-word="false"/>
      <style:text-properties officeooo:rsid="0132e415" officeooo:paragraph-rsid="0132e415"/>
    </style:style>
    <style:style style:name="P21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22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24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25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1288294" officeooo:paragraph-rsid="01288294"/>
    </style:style>
    <style:style style:name="P27" style:family="paragraph" style:parent-style-name="Text_20_body" style:list-style-name="">
      <style:text-properties fo:language="ru" fo:country="RU" officeooo:rsid="011043dd" officeooo:paragraph-rsid="010ed298"/>
    </style:style>
    <style:style style:name="P28" style:family="paragraph" style:parent-style-name="Heading_20_1">
      <style:text-properties officeooo:rsid="0128f260" officeooo:paragraph-rsid="0128f260"/>
    </style:style>
    <style:style style:name="P29" style:family="paragraph" style:parent-style-name="Heading_20_1">
      <style:text-properties officeooo:rsid="012a864a" officeooo:paragraph-rsid="012a864a"/>
    </style:style>
    <style:style style:name="P30" style:family="paragraph" style:parent-style-name="Heading_20_2">
      <style:text-properties officeooo:rsid="012a864a" officeooo:paragraph-rsid="012a864a"/>
    </style:style>
    <style:style style:name="P31" style:family="paragraph" style:parent-style-name="Heading_20_2">
      <style:paragraph-properties text:number-lines="false" text:line-number="0"/>
      <style:text-properties officeooo:paragraph-rsid="0128f260"/>
    </style:style>
    <style:style style:name="P32" style:family="paragraph" style:parent-style-name="UNNUMED_5f_HEADING">
      <style:paragraph-properties fo:break-before="page"/>
      <style:text-properties officeooo:paragraph-rsid="002761fa"/>
    </style:style>
    <style:style style:name="P33" style:family="paragraph" style:parent-style-name="UNNUMED_5f_HEADING">
      <style:text-properties officeooo:paragraph-rsid="00f50d64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size-complex="16pt"/>
    </style:style>
    <style:style style:name="T7" style:family="text">
      <style:text-properties officeooo:rsid="001ab1b7" style:font-size-complex="16pt"/>
    </style:style>
    <style:style style:name="T8" style:family="text">
      <style:text-properties officeooo:rsid="001ab1b7"/>
    </style:style>
    <style:style style:name="T9" style:family="text">
      <style:text-properties officeooo:rsid="0025a056" fo:background-color="transparent" loext:char-shading-value="0" style:font-size-complex="16pt"/>
    </style:style>
    <style:style style:name="T10" style:family="text">
      <style:text-properties fo:language="en" fo:country="US"/>
    </style:style>
    <style:style style:name="T11" style:family="text">
      <style:text-properties officeooo:rsid="0130d0d4"/>
    </style:style>
    <style:style style:name="T12" style:family="text">
      <style:text-properties officeooo:rsid="0136b0e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22" loext:marker-style-name="T1"><text:span text:style-name="T1">Министерство науки и высшего образования РФ</text:span></text:p>
      <text:p text:style-name="P23" loext:marker-style-name="T2"><text:span text:style-name="T2">ФГБОУ ВО «БРЯНСКИЙ ГОСУДАРСТВЕННЫЙ<text:line-break/>ТЕХНИЧЕСКИЙ УНИВЕРСИТЕТ»</text:span></text:p>
      <text:p text:style-name="P23" loext:marker-style-name="T4"><text:span text:style-name="T4">Кафедра «Информатика и программное обеспечение»</text:span></text:p>
      <text:p text:style-name="P13">ОТЧЁТ ПО ПРАКТИКЕ</text:p>
      <text:p text:style-name="P26" loext:marker-style-name="T4"><text:span text:style-name="T4">Учебная практика</text:span></text:p>
      <text:p text:style-name="P26" loext:marker-style-name="T4"><text:span text:style-name="T4">(технологическая (проектно-технологическая) практика)</text:span></text:p>
      <text:p text:style-name="P23" loext:marker-style-name="T4"><text:span text:style-name="T4">Всего листов </text:span><text:span text:style-name="T5"><text:page-count>6</text:page-count></text:span></text:p>
      <text:p text:style-name="P1"/>
      <text:p text:style-name="P1">Студент гр.<text:span text:style-name="T6"> О-</text:span><text:span text:style-name="T7">23</text:span><text:span text:style-name="T6">-ИВТ1-ПО-Б</text:span></text:p>
      <text:p text:style-name="P2" loext:marker-style-name="T6">Зач. кн.№ <text:span text:style-name="T9">23.0906</text:span></text:p>
      <text:p text:style-name="P2">______________<text:span text:style-name="T8">Жигунов С.Н</text:span>.</text:p>
      <text:p text:style-name="P4">« <text:s text:c="3"/>» <text:s/>______ <text:s/>2024 г.</text:p>
      <text:p text:style-name="P2">Преподаватель</text:p>
      <text:p text:style-name="P2">_____________Булатицкий Д.И.</text:p>
      <text:p text:style-name="P4">« <text:s text:c="3"/>» <text:s/>______ <text:s/>2024 г.</text:p>
      <text:p text:style-name="P24" loext:marker-style-name="T3"><text:span text:style-name="T1">Брянск</text:span> <text:span text:style-name="T3"><text:time style:data-style-name="N10120" text:time-value="2024-06-06T01:07:26.695000072">2024 г.</text:time></text:span></text:p>
      <text:h text:style-name="P32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11"><text:a xlink:type="simple" xlink:href="#__RefHeading___Toc1515_695550217" text:style-name="Index_20_Link" text:visited-style-name="Index_20_Link">оглавление<text:tab/>2</text:a></text:p>
          <text:p text:style-name="P11"><text:a xlink:type="simple" xlink:href="#__RefHeading___Toc1517_695550217" text:style-name="Index_20_Link" text:visited-style-name="Index_20_Link">Введение<text:tab/>3</text:a></text:p>
          <text:p text:style-name="P11"><text:a xlink:type="simple" xlink:href="#__RefHeading___Toc1519_695550217" text:style-name="Index_20_Link" text:visited-style-name="Index_20_Link">1. Описание решения задач по программированию<text:tab/>4</text:a></text:p>
          <text:p text:style-name="P12"><text:a xlink:type="simple" xlink:href="#__RefHeading___Toc5457_695550217" text:style-name="Index_20_Link" text:visited-style-name="Index_20_Link">1.1. Задача о частично сумме ряда<text:tab/>4</text:a></text:p>
          <text:p text:style-name="P11"><text:a xlink:type="simple" xlink:href="#__RefHeading___Toc1527_695550217" text:style-name="Index_20_Link" text:visited-style-name="Index_20_Link">2. Описание процесса составления доклада<text:tab/>5</text:a></text:p>
          <text:p text:style-name="P12"><text:a xlink:type="simple" xlink:href="#__RefHeading___Toc1529_695550217" text:style-name="Index_20_Link" text:visited-style-name="Index_20_Link">2.1. Презентация к курсовому проекту<text:tab/>5</text:a></text:p>
          <text:p text:style-name="P12"><text:a xlink:type="simple" xlink:href="#__RefHeading___Toc34175_1182470186" text:style-name="Index_20_Link" text:visited-style-name="Index_20_Link">2.2. Тезисы к курсовому проекту<text:tab/>5</text:a></text:p>
          <text:p text:style-name="P12"><text:a xlink:type="simple" xlink:href="#__RefHeading___Toc34177_1182470186" text:style-name="Index_20_Link" text:visited-style-name="Index_20_Link">2.3. Текст доклада по курсовому проекту<text:tab/>5</text:a></text:p>
          <text:p text:style-name="P11"><text:a xlink:type="simple" xlink:href="#__RefHeading___Toc1539_695550217" text:style-name="Index_20_Link" text:visited-style-name="Index_20_Link">заключение<text:tab/>6</text:a></text:p>
        </text:index-body>
      </text:table-of-content>
      <text:p text:style-name="P3"/>
      <text:h text:style-name="UNNUMED_5f_HEADING" text:outline-level="1"><text:bookmark-start text:name="__RefHeading___Toc1517_695550217"/>Введение<text:bookmark-end text:name="__RefHeading___Toc1517_695550217"/></text:h>
      <text:p text:style-name="P15"/>
      <text:h text:style-name="P28" text:outline-level="1"><text:bookmark-start text:name="__RefHeading___Toc1519_695550217"/>Описание решения задач по программированию<text:bookmark-end text:name="__RefHeading___Toc1519_695550217"/></text:h>
      <text:h text:style-name="P31" text:outline-level="2"/>
      <text:h text:style-name="P29" text:outline-level="1"><text:bookmark-start text:name="__RefHeading___Toc1527_695550217"/>Описание процесса составления доклада<text:bookmark-end text:name="__RefHeading___Toc1527_695550217"/></text:h>
      <text:h text:style-name="P30" text:outline-level="2"><text:bookmark-start text:name="__RefHeading___Toc1529_695550217"/>Презентация к курсовому проекту<text:bookmark-end text:name="__RefHeading___Toc1529_695550217"/></text:h>
      <text:h text:style-name="Heading_20_2" text:outline-level="2"><text:bookmark-start text:name="__RefHeading___Toc34175_1182470186"/>Тезисы к курсовому проекту<text:bookmark-end text:name="__RefHeading___Toc34175_1182470186"/></text:h>
      <text:h text:style-name="Heading_20_2" text:outline-level="2"><text:bookmark-start text:name="__RefHeading___Toc34177_1182470186"/>Текст доклада по курсовому проекту<text:bookmark-end text:name="__RefHeading___Toc34177_1182470186"/></text:h>
      <text:p text:style-name="P14"/>
      <text:h text:style-name="P33" text:outline-level="1"><text:bookmark-start text:name="__RefHeading___Toc1539_695550217"/>заключение<text:bookmark-end text:name="__RefHeading___Toc1539_695550217"/></text:h>
      <text:h text:style-name="P27" text:outline-level="1">В ходе учебной практики были получены навыки составления алгоритмов для решения различных задач, также был получен опыт написания научных тезисов и составления презентации и текста к ней для защиты курсового проекта.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5.8.2$Windows_X86_64 LibreOffice_project/f718d63693263970429a68f568db6046aaa9df01</meta:generator>
    <dc:date>2024-06-06T01:07:26.432000000</dc:date>
    <meta:editing-duration>P2DT14H56M26S</meta:editing-duration>
    <meta:editing-cycles>266</meta:editing-cycles>
    <meta:document-statistic meta:table-count="0" meta:image-count="0" meta:object-count="0" meta:page-count="6" meta:paragraph-count="35" meta:word-count="160" meta:character-count="1124" meta:non-whitespace-character-count="994"/>
  </office:meta>
</office:document-meta>
</file>